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17AE223D56D4C1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3.9cm" svg:height="24.514cm" svg:x="-3.162cm" svg:y="1.112cm">
          <draw:image xlink:href="Pictures/10000201000007800000043817AE223D56D4C11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8:52:19.719627086</meta:creation-date>
    <dc:date>2020-03-31T18:53:49.137347318</dc:date>
    <meta:editing-duration>PT1M32S</meta:editing-duration>
    <meta:editing-cycles>1</meta:editing-cycles>
    <meta:document-statistic meta:object-count="1"/>
    <meta:generator>LibreOffice/6.0.7.3$Linux_X86_64 LibreOffice_project/00m0$Build-3</meta:generator>
  </office:meta>
</office:document-meta>
</file>